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/>
    </style:style>
    <style:style style:name="P3" style:family="paragraph">
      <style:text-properties fo:font-family="'Times New Roman'" style:font-style-name="Italic" style:font-family-generic="roman" style:font-pitch="variable" fo:font-size="32pt" style:font-size-asian="32pt" style:font-size-complex="32pt"/>
    </style:style>
    <style:style style:name="T1" style:family="text">
      <style:text-properties fo:font-family="'Times New Roman'" style:font-style-name="Italic" style:font-family-generic="roman" style:font-pitch="variable"/>
    </style:style>
    <style:style style:name="T2" style:family="text">
      <style:text-properties style:text-position="sub 58%" fo:font-family="'Times New Roman'" style:font-style-name="Italic" style:font-family-generic="roman" style:font-pitch="variable" fo:font-size="18pt" style:font-size-asian="18pt" style:font-size-complex="18pt"/>
    </style:style>
    <style:style style:name="T3" style:family="text">
      <style:text-properties style:text-position="sub 58%" fo:font-family="'Times New Roman'" style:font-style-name="Italic" style:font-family-generic="roman" style:font-pitch="variable"/>
    </style:style>
    <style:style style:name="T4" style:family="text">
      <style:text-properties style:text-position="sub 58%" fo:font-family="'Times New Roman'" style:font-style-name="Regular" style:font-family-generic="roman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5" style:family="text">
      <style:text-properties fo:font-family="'Times New Roman'" style:font-style-name="Italic" style:font-family-generic="roman" style:font-pitch="variable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6" style:family="text"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7" style:family="text">
      <style:text-properties fo:font-family="'Times New Roman'" style:font-style-name="Italic" style:font-family-generic="roman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2" draw:layer="layout" svg:width="2cm" svg:height="2cm" svg:x="3.7cm" svg:y="3cm">
            <text:p text:style-name="P1"><text:span text:style-name="T1">I</text:span><text:span text:style-name="T2">NxN</text:span></text:p>
          </draw:rect>
          <draw:rect draw:style-name="gr1" draw:text-style-name="P2" draw:layer="layout" svg:width="1.997cm" svg:height="2cm" svg:x="7.903cm" svg:y="3cm">
            <text:p text:style-name="P1"><text:span text:style-name="T1">...</text:span></text:p>
          </draw:rect>
          <draw:rect draw:style-name="gr1" draw:text-style-name="P2" draw:layer="layout" svg:width="2cm" svg:height="2cm" svg:x="5.8cm" svg:y="3cm">
            <text:p text:style-name="P1"><text:span text:style-name="T1">I</text:span><text:span text:style-name="T2">NxN</text:span></text:p>
          </draw:rect>
          <draw:rect draw:style-name="gr1" draw:text-style-name="P2" draw:layer="layout" svg:width="1.999cm" svg:height="2cm" svg:x="10cm" svg:y="3cm">
            <text:p text:style-name="P1"><text:span text:style-name="T1">I</text:span><text:span text:style-name="T2">NxN</text:span></text:p>
          </draw:rect>
          <draw:rect draw:style-name="gr1" draw:text-style-name="P2" draw:layer="layout" svg:width="8.3cm" svg:height="8.3cm" svg:x="3.7cm" svg:y="5.096cm">
            <text:p text:style-name="P1"><text:span text:style-name="T1">I</text:span><text:span text:style-name="T3">M</text:span><text:span text:style-name="T4">NxMN</text:span><text:span text:style-name="T5"> </text:span></text:p>
          </draw:rect>
          <draw:rect draw:style-name="gr1" draw:text-style-name="P2" draw:layer="layout" svg:width="2cm" svg:height="3.5cm" svg:x="3.7cm" svg:y="13.5cm">
            <text:p text:style-name="P1"><text:span text:style-name="T6">1 1 1 … 1</text:span></text:p>
            <text:p text:style-name="P1"><text:span text:style-name="T6">0 0 0 … 0</text:span></text:p>
            <text:p text:style-name="P1"><text:span text:style-name="T6">…</text:span></text:p>
            <text:p text:style-name="P1"><text:span text:style-name="T6">0 0 0 … 0</text:span></text:p>
          </draw:rect>
          <draw:rect draw:style-name="gr1" draw:text-style-name="P2" draw:layer="layout" svg:width="2cm" svg:height="3.5cm" svg:x="5.8cm" svg:y="13.5cm">
            <text:p text:style-name="P1"><text:span text:style-name="T6">0 0 0 … 0</text:span></text:p>
            <text:p text:style-name="P1"><text:span text:style-name="T6">1 1 1 … 1</text:span></text:p>
            <text:p text:style-name="P1"><text:span text:style-name="T6">…</text:span></text:p>
            <text:p text:style-name="P1"><text:span text:style-name="T6">0 0 0 … 0</text:span></text:p>
          </draw:rect>
          <draw:rect draw:style-name="gr1" draw:text-style-name="P2" draw:layer="layout" svg:width="2cm" svg:height="3.5cm" svg:x="10cm" svg:y="13.5cm">
            <text:p text:style-name="P1"><text:span text:style-name="T6">0 0 0 … 0</text:span></text:p>
            <text:p text:style-name="P1"><text:span text:style-name="T6">0 0 0 … 0</text:span></text:p>
            <text:p text:style-name="P1"><text:span text:style-name="T6">…</text:span></text:p>
            <text:p text:style-name="P1"><text:span text:style-name="T6">1 1 1 … 1</text:span></text:p>
          </draw:rect>
          <draw:rect draw:style-name="gr1" draw:text-style-name="P2" draw:layer="layout" svg:width="1.997cm" svg:height="3.5cm" svg:x="7.903cm" svg:y="13.5cm">
            <text:p text:style-name="P1"><text:span text:style-name="T1">...</text:span></text:p>
          </draw:rect>
          <draw:frame draw:style-name="gr2" draw:text-style-name="P3" draw:layer="layout" svg:width="3.037cm" svg:height="1.6cm" svg:x="1.3cm" svg:y="9.4cm">
            <draw:text-box>
              <text:p><text:span text:style-name="T7">A = </text:span></text:p>
            </draw:text-box>
          </draw:frame>
        </draw:g>
        <draw:g>
          <draw:rect draw:style-name="gr1" draw:text-style-name="P2" draw:layer="layout" svg:width="0.889cm" svg:height="2cm" svg:x="14.574cm" svg:y="3cm">
            <text:p text:style-name="P1"><text:span text:style-name="T1">r</text:span></text:p>
          </draw:rect>
          <draw:rect draw:style-name="gr1" draw:text-style-name="P2" draw:layer="layout" svg:width="0.889cm" svg:height="8.3cm" svg:x="14.574cm" svg:y="5.1cm">
            <text:p text:style-name="P1"><text:span text:style-name="T1">m</text:span></text:p>
          </draw:rect>
          <draw:rect draw:style-name="gr1" draw:text-style-name="P2" draw:layer="layout" svg:width="0.9cm" svg:height="3.5cm" svg:x="14.563cm" svg:y="13.5cm">
            <text:p text:style-name="P1"><text:span text:style-name="T1">v</text:span></text:p>
          </draw:rect>
          <draw:frame draw:style-name="gr2" draw:text-style-name="P3" draw:layer="layout" svg:width="3.037cm" svg:height="1.6cm" svg:x="12.463cm" svg:y="9.4cm">
            <draw:text-box>
              <text:p><text:span text:style-name="T7">b = 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ianfranco Cecconi</meta:initial-creator>
    <meta:creation-date>2014-05-10T10:43:57</meta:creation-date>
    <dc:date>2014-05-11T14:20:29</dc:date>
    <dc:creator>Gianfranco Cecconi</dc:creator>
    <meta:editing-duration>PT55M34S</meta:editing-duration>
    <meta:editing-cycles>18</meta:editing-cycles>
    <meta:generator>OpenOffice/4.1.0$Unix OpenOffice.org_project/410m18$Build-9764</meta:generator>
    <meta:document-statistic meta:object-count="16"/>
  </office:meta>
</office:document-meta>
</file>